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A00000024841E6221.png" manifest:media-type="image/png"/>
  <manifest:file-entry manifest:full-path="Pictures/100002010000002900000024E6C01BD9.png" manifest:media-type="image/png"/>
  <manifest:file-entry manifest:full-path="Pictures/100002010000002800000024569E6D5D.png" manifest:media-type="image/png"/>
  <manifest:file-entry manifest:full-path="Pictures/100002010000002900000024CABB7F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3333" draw:marker-start-width="0cm" draw:marker-end-width="0cm" draw:fill="solid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cm" draw:marker-end-width="0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ff33ff" draw:marker-start-width="0cm" draw:marker-end-width="0cm" draw:fill="solid" draw:fill-color="#ff33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33ff99" draw:marker-start-width="0cm" draw:marker-end-width="0cm" draw:fill="solid" draw:fill-color="#33ff99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2cm" svg:stroke-color="#336699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cm" svg:stroke-color="#336699" draw:marker-start-width="0cm" draw:marker-end-width="0cm" draw:fill="solid" draw:fill-color="#336699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66ff99" draw:marker-start-width="0cm" draw:marker-end-width="0cm" draw:fill="solid" draw:fill-color="#33ff99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svg:stroke-width="0.2cm" svg:stroke-color="#336633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1.1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fo:min-height="0.717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2cm" svg:stroke-color="#000000" draw:fill="none" draw:fill-color="#ffffff" fo:min-height="0.55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336633" draw:marker-start-width="0.0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1cm" svg:stroke-color="#336633" draw:marker-start-width="0.05cm" draw:marker-end="Arrow" draw:marker-end-width="0.45cm" draw:fill="none" draw:fill-color="#336633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2cm" svg:stroke-color="#336633" draw:marker-start-width="0.2cm" draw:marker-end="" draw:marker-end-width="0.6cm" draw:fill="none" draw:fill-color="#336633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3cm" svg:stroke-color="#336633" draw:marker-start-width="0.35cm" draw:marker-end="" draw:marker-end-width="0.75cm" draw:fill="none" draw:fill-color="#336633" draw:textarea-vertical-align="middl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4cm" svg:stroke-color="#336633" draw:marker-start-width="0.5cm" draw:marker-end="" draw:marker-end-width="0.9cm" draw:fill="none" draw:fill-color="#336633" draw:textarea-vertical-align="middle" fo:padding-top="0.325cm" fo:padding-bottom="0.325cm" fo:padding-left="0.45cm" fo:padding-right="0.45cm"/>
    </style:style>
    <style:style style:name="gr18" style:family="graphic" style:parent-style-name="objectwithoutfill">
      <style:graphic-properties svg:stroke-width="0.5cm" svg:stroke-color="#336633" draw:marker-start-width="0.65cm" draw:marker-end="" draw:marker-end-width="1.05cm" draw:fill="none" draw:fill-color="#336633" draw:textarea-vertical-align="middle" fo:padding-top="0.375cm" fo:padding-bottom="0.375cm" fo:padding-left="0.5cm" fo:padding-right="0.5cm"/>
    </style:style>
    <style:style style:name="gr19" style:family="graphic" style:parent-style-name="standard">
      <style:graphic-properties svg:stroke-width="0.1cm" svg:stroke-color="#000000" draw:marker-start-width="0.1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439cm" svg:height="0.44cm" svg:x="8.835cm" svg:y="9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438cm" svg:height="0.438cm" svg:x="16.2cm" svg:y="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8cm" svg:height="0.439cm" svg:x="7.961cm" svg:y="18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cm" svg:height="0.441cm" svg:x="14.158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9cm" svg:height="0.438cm" svg:x="5.325cm" svg:y="1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9cm" svg:height="0.439cm" svg:x="18.386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41cm" svg:height="0.439cm" svg:x="7.086cm" svg:y="3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8.6cm" svg:height="17.9cm" svg:x="2.575cm" svg:y="1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4cm" svg:height="0.439cm" svg:x="12.52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39cm" svg:height="0.439cm" svg:x="8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8cm" svg:height="0.438cm" svg:x="23.006cm" svg:y="3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8cm" svg:height="0.44cm" svg:x="23.006cm" svg:y="2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4cm" svg:height="0.441cm" svg:x="23.00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4cm" svg:height="0.439cm" svg:x="23.005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39cm" svg:height="0.439cm" svg:x="23.006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8cm" svg:height="7.9cm" svg:x="22.325cm" svg:y="1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3.1cm" svg:height="1.55cm" svg:x="23.906cm" svg:y="2.193cm">
          <draw:text-box>
            <text:p><text:span text:style-name="T1">preidea</text:span></text:p>
          </draw:text-box>
        </draw:frame>
        <draw:frame draw:style-name="gr10" draw:text-style-name="P2" draw:layer="layout" svg:width="0.6cm" svg:height="1.167cm" svg:x="23.525cm" svg:y="2.216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3.533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4.85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6.166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7.483cm">
          <draw:text-box>
            <text:p><text:span text:style-name="T1">:</text:span></text:p>
          </draw:text-box>
        </draw:frame>
        <draw:frame draw:style-name="gr9" draw:text-style-name="P2" draw:layer="layout" svg:width="3.1cm" svg:height="1.55cm" svg:x="23.906cm" svg:y="3.58cm">
          <draw:text-box>
            <text:p><text:span text:style-name="T1">1</text:span></text:p>
          </draw:text-box>
        </draw:frame>
        <draw:frame draw:style-name="gr9" draw:text-style-name="P2" draw:layer="layout" svg:width="3.1cm" svg:height="1.55cm" svg:x="23.906cm" svg:y="4.905cm">
          <draw:text-box>
            <text:p><text:span text:style-name="T1">2</text:span></text:p>
          </draw:text-box>
        </draw:frame>
        <draw:frame draw:style-name="gr9" draw:text-style-name="P2" draw:layer="layout" svg:width="3.1cm" svg:height="1.55cm" svg:x="23.906cm" svg:y="6.23cm">
          <draw:text-box>
            <text:p><text:span text:style-name="T1">3</text:span></text:p>
          </draw:text-box>
        </draw:frame>
        <draw:frame draw:style-name="gr9" draw:text-style-name="P2" draw:layer="layout" svg:width="3.1cm" svg:height="1.55cm" svg:x="23.906cm" svg:y="7.555cm">
          <draw:text-box>
            <text:p><text:span text:style-name="T1">4</text:span></text:p>
          </draw:text-box>
        </draw:frame>
        <draw:line draw:style-name="gr12" draw:text-style-name="P1" draw:layer="layout" svg:x1="11.7cm" svg:y1="10.449cm" svg:x2="9.274cm" svg:y2="10.049cm">
          <text:p/>
        </draw:line>
        <draw:line draw:style-name="gr12" draw:text-style-name="P1" draw:layer="layout" svg:x1="11.957cm" svg:y1="10.634cm" svg:x2="14.236cm" svg:y2="15.029cm">
          <text:p/>
        </draw:line>
        <draw:line draw:style-name="gr12" draw:text-style-name="P1" draw:layer="layout" svg:x1="12.042cm" svg:y1="10.489cm" svg:x2="18.4cm" svg:y2="10.4cm">
          <text:p/>
        </draw:line>
        <draw:line draw:style-name="gr12" draw:text-style-name="P1" draw:layer="layout" svg:x1="11.8cm" svg:y1="10.6cm" svg:x2="9.124cm" svg:y2="15.8cm">
          <text:p/>
        </draw:line>
        <draw:custom-shape draw:style-name="gr6" draw:text-style-name="P1" draw:layer="layout" svg:width="0.438cm" svg:height="0.44cm" svg:x="11.656cm" svg:y="10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1cm" svg:height="1.55cm" svg:x="10.2cm" svg:y="9.3cm">
          <draw:text-box>
            <text:p><text:span text:style-name="T1">1</text:span></text:p>
          </draw:text-box>
        </draw:frame>
        <draw:frame draw:style-name="gr9" draw:text-style-name="P2" draw:layer="layout" svg:width="3.1cm" svg:height="1.55cm" svg:x="12.9cm" svg:y="12.1cm">
          <draw:text-box>
            <text:p><text:span text:style-name="T1">2</text:span></text:p>
          </draw:text-box>
        </draw:frame>
        <draw:frame draw:style-name="gr9" draw:text-style-name="P2" draw:layer="layout" svg:width="3.1cm" svg:height="1.55cm" svg:x="9.6cm" svg:y="12.35cm">
          <draw:text-box>
            <text:p><text:span text:style-name="T1">3</text:span></text:p>
          </draw:text-box>
        </draw:frame>
        <draw:frame draw:style-name="gr9" draw:text-style-name="P2" draw:layer="layout" svg:width="3.1cm" svg:height="1.55cm" svg:x="14.6cm" svg:y="9.35cm">
          <draw:text-box>
            <text:p><text:span text:style-name="T1">4</text:span></text:p>
          </draw:text-box>
        </draw:frame>
        <draw:frame draw:style-name="gr13" draw:text-style-name="P1" draw:layer="layout" svg:width="0.7cm" svg:height="0.63cm" svg:x="8.7cm" svg:y="9cm">
          <draw:image xlink:href="Pictures/100002010000002900000024CABB7F5C.png" xlink:type="simple" xlink:show="embed" xlink:actuate="onLoad">
            <text:p/>
          </draw:image>
        </draw:frame>
        <draw:frame draw:style-name="gr13" draw:text-style-name="P1" draw:layer="layout" svg:width="0.657cm" svg:height="0.592cm" svg:x="14.143cm" svg:y="15.748cm">
          <draw:image xlink:href="Pictures/100002010000002800000024569E6D5D.png" xlink:type="simple" xlink:show="embed" xlink:actuate="onLoad">
            <text:p/>
          </draw:image>
        </draw:frame>
        <draw:frame draw:style-name="gr13" draw:text-style-name="P1" draw:layer="layout" svg:width="0.684cm" svg:height="0.601cm" svg:x="18.3cm" svg:y="9.4cm">
          <draw:image xlink:href="Pictures/100002010000002900000024E6C01BD9.png" xlink:type="simple" xlink:show="embed" xlink:actuate="onLoad">
            <text:p/>
          </draw:image>
        </draw:frame>
        <draw:frame draw:style-name="gr13" draw:text-style-name="P1" draw:layer="layout" svg:width="0.71cm" svg:height="0.609cm" svg:x="8.69cm" svg:y="16.5cm">
          <draw:image xlink:href="Pictures/100002010000002A00000024841E6221.png" xlink:type="simple" xlink:show="embed" xlink:actuate="onLoad">
            <text:p/>
          </draw:image>
        </draw:frame>
        <draw:custom-shape draw:style-name="gr1" draw:text-style-name="P1" draw:layer="layout" svg:width="0.439cm" svg:height="0.44cm" svg:x="26.268cm" svg:y="11.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" draw:layer="layout" svg:width="0.7cm" svg:height="0.63cm" svg:x="24.05cm" svg:y="10.77cm">
          <draw:image xlink:href="Pictures/100002010000002900000024CABB7F5C.png" xlink:type="simple" xlink:show="embed" xlink:actuate="onLoad">
            <text:p/>
          </draw:image>
        </draw:frame>
        <draw:custom-shape draw:style-name="gr2" draw:text-style-name="P1" draw:layer="layout" svg:width="0.44cm" svg:height="0.441cm" svg:x="26.267cm" svg:y="1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657cm" svg:height="0.592cm" svg:x="24.072cm" svg:y="12.3cm">
          <draw:image xlink:href="Pictures/100002010000002800000024569E6D5D.png" xlink:type="simple" xlink:show="embed" xlink:actuate="onLoad">
            <text:p/>
          </draw:image>
        </draw:frame>
        <draw:custom-shape draw:style-name="gr4" draw:text-style-name="P1" draw:layer="layout" svg:width="0.439cm" svg:height="0.439cm" svg:x="26.268cm" svg:y="14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71cm" svg:height="0.609cm" svg:x="24.045cm" svg:y="13.9cm">
          <draw:image xlink:href="Pictures/100002010000002A00000024841E6221.png" xlink:type="simple" xlink:show="embed" xlink:actuate="onLoad">
            <text:p/>
          </draw:image>
        </draw:frame>
        <draw:custom-shape draw:style-name="gr3" draw:text-style-name="P1" draw:layer="layout" svg:width="0.439cm" svg:height="0.439cm" svg:x="26.26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684cm" svg:height="0.601cm" svg:x="24.058cm" svg:y="15.5cm">
          <draw:image xlink:href="Pictures/100002010000002900000024E6C01BD9.png" xlink:type="simple" xlink:show="embed" xlink:actuate="onLoad">
            <text:p/>
          </draw:image>
        </draw:frame>
        <draw:line draw:style-name="gr14" draw:text-style-name="P1" draw:layer="layout" svg:x1="23cm" svg:y1="11.58cm" svg:x2="26cm" svg:y2="11.58cm">
          <text:p/>
        </draw:line>
        <draw:line draw:style-name="gr14" draw:text-style-name="P1" draw:layer="layout" svg:x1="22.9cm" svg:y1="13.079cm" svg:x2="25.998cm" svg:y2="13.079cm">
          <text:p/>
        </draw:line>
        <draw:line draw:style-name="gr14" draw:text-style-name="P1" draw:layer="layout" svg:x1="22.7cm" svg:y1="16.319cm" svg:x2="26.002cm" svg:y2="16.319cm">
          <text:p/>
        </draw:line>
        <draw:line draw:style-name="gr14" draw:text-style-name="P1" draw:layer="layout" svg:x1="22.7cm" svg:y1="14.68cm" svg:x2="26.002cm" svg:y2="14.68cm">
          <text:p/>
        </draw:line>
        <draw:line draw:style-name="gr14" draw:text-style-name="P1" draw:layer="layout" svg:x1="22.685cm" svg:y1="16.3cm" svg:x2="22.685cm" svg:y2="18.3cm">
          <text:p/>
        </draw:line>
        <draw:line draw:style-name="gr15" draw:text-style-name="P1" draw:layer="layout" svg:x1="22.734cm" svg:y1="14.637cm" svg:x2="22.734cm" svg:y2="16.337cm">
          <text:p/>
        </draw:line>
        <draw:line draw:style-name="gr16" draw:text-style-name="P1" draw:layer="layout" svg:x1="22.783cm" svg:y1="13.001cm" svg:x2="22.783cm" svg:y2="14.701cm">
          <text:p/>
        </draw:line>
        <draw:line draw:style-name="gr17" draw:text-style-name="P1" draw:layer="layout" svg:x1="22.834cm" svg:y1="11.569cm" svg:x2="22.834cm" svg:y2="13.107cm">
          <text:p/>
        </draw:line>
        <draw:line draw:style-name="gr18" draw:text-style-name="P1" draw:layer="layout" svg:x1="22.885cm" svg:y1="10.553cm" svg:x2="22.885cm" svg:y2="11.578cm">
          <text:p/>
        </draw:line>
        <draw:custom-shape draw:style-name="gr19" draw:text-style-name="P1" draw:layer="layout" svg:width="0.439cm" svg:height="0.439cm" svg:x="22.45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1cm" svg:height="1.55cm" svg:x="23.315cm" svg:y="18.082cm">
          <draw:text-box>
            <text:p><text:span text:style-name="T1">silent</text:span></text:p>
          </draw:text-box>
        </draw:frame>
        <draw:frame draw:style-name="gr10" draw:text-style-name="P2" draw:layer="layout" svg:width="0.6cm" svg:height="1.167cm" svg:x="22.983cm" svg:y="18.073cm">
          <draw:text-box>
            <text:p><text:span text:style-name="T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5:50:35.432962154</meta:creation-date>
    <dc:date>2015-01-15T16:46:24.106192858</dc:date>
    <meta:editing-duration>PT42M39S</meta:editing-duration>
    <meta:editing-cycles>22</meta:editing-cycles>
    <meta:generator>LibreOffice/4.2.7.2$Linux_X86_64 LibreOffice_project/420m0$Build-2</meta:generator>
    <meta:document-statistic meta:object-count="59"/>
  </office:meta>
</office:document-meta>
</file>